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1.2783in"/>
    </style:style>
    <style:style style:name="co4" style:family="table-column">
      <style:table-column-properties fo:break-before="auto" style:column-width="1.679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3035in"/>
    </style:style>
    <style:style style:name="co8" style:family="table-column">
      <style:table-column-properties fo:break-before="auto" style:column-width="1.4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Elapsed Time (AVG)</text:p>
          </table:table-cell>
          <table:table-cell table:style-name="Default" office:value-type="string" calcext:value-type="string">
            <text:p>Arrival Rate</text:p>
          </table:table-cell>
          <table:table-cell office:value-type="string" calcext:value-type="string">
            <text:p>State Update (MAX)</text:p>
          </table:table-cell>
          <table:table-cell office:value-type="string" calcext:value-type="string">
            <text:p>Service Rate</text:p>
          </table:table-cell>
          <table:table-cell table:style-name="ce3" office:value-type="string" calcext:value-type="string">
            <text:p>Occupation Rate</text:p>
          </table:table-cell>
          <table:table-cell office:value-type="string" calcext:value-type="string">
            <text:p>Waiting time per event <text:s/>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182345286.430387" calcext:value-type="float">
            <text:p>182345286.430387</text:p>
          </table:table-cell>
          <table:table-cell office:value-type="float" office:value="0.00000000548410118" calcext:value-type="float">
            <text:p>5.48E-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0000000109682024" calcext:value-type="float">
            <text:p>1.10E-08</text:p>
          </table:table-cell>
          <table:table-cell office:value-type="float" office:value="2.00000002194" calcext:value-type="float">
            <text:p>2.00000002194</text:p>
          </table:table-cell>
          <table:table-cell/>
        </table:table-row>
        <table:table-row table:style-name="ro1">
          <table:table-cell office:value-type="string" calcext:value-type="string">
            <text:p>BPIC2012</text:p>
          </table:table-cell>
          <table:table-cell office:value-type="float" office:value="39133727.0875827" calcext:value-type="float">
            <text:p>39133727.0875827</text:p>
          </table:table-cell>
          <table:table-cell office:value-type="float" office:value="0.0000000255534056" calcext:value-type="float">
            <text:p>2.56E-08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000040885449" calcext:value-type="float">
            <text:p>4.09E-07</text:p>
          </table:table-cell>
          <table:table-cell office:value-type="float" office:value="16.0000065417" calcext:value-type="float">
            <text:p>16.0000065417</text:p>
          </table:table-cell>
          <table:table-cell/>
        </table:table-row>
        <table:table-row table:style-name="ro1">
          <table:table-cell office:value-type="string" calcext:value-type="string">
            <text:p>Traffic Fines</text:p>
          </table:table-cell>
          <table:table-cell office:value-type="float" office:value="10797802695.208" calcext:value-type="float">
            <text:p>10797802695.208</text:p>
          </table:table-cell>
          <table:table-cell office:value-type="float" office:value="0.000000000092611435" calcext:value-type="float">
            <text:p>9.26E-11</text:p>
          </table:table-cell>
          <table:table-cell office:value-type="float" office:value="135.001" calcext:value-type="float">
            <text:p>135.001</text:p>
          </table:table-cell>
          <table:table-cell office:value-type="float" office:value="0.00740735253" calcext:value-type="float">
            <text:p>0.00740735253</text:p>
          </table:table-cell>
          <table:table-cell office:value-type="float" office:value="0.0000000125026364" calcext:value-type="float">
            <text:p>1.25E-08</text:p>
          </table:table-cell>
          <table:table-cell office:value-type="float" office:value="135.001001836" calcext:value-type="float">
            <text:p>135.001001836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Elapsed Time (AVG)</text:p>
          </table:table-cell>
          <table:table-cell table:style-name="Default" office:value-type="string" calcext:value-type="string">
            <text:p>Arrival Rate</text:p>
          </table:table-cell>
          <table:table-cell office:value-type="string" calcext:value-type="string">
            <text:p>State Update Latency (MAX) </text:p>
          </table:table-cell>
          <table:table-cell office:value-type="string" calcext:value-type="string">
            <text:p>Service Rate</text:p>
          </table:table-cell>
          <table:table-cell table:style-name="ce3" office:value-type="string" calcext:value-type="string">
            <text:p>Occupation Rate</text:p>
          </table:table-cell>
          <table:table-cell office:value-type="string" calcext:value-type="string">
            <text:p>Waiting time per event <text:s/>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3266601.06487872" calcext:value-type="float">
            <text:p>3266601.06487872</text:p>
          </table:table-cell>
          <table:table-cell office:value-type="float" office:value="0.000000306128597" calcext:value-type="float">
            <text:p>3.06E-0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000000612257194" calcext:value-type="float">
            <text:p>6.12E-07</text:p>
          </table:table-cell>
          <table:table-cell office:value-type="float" office:value="2.00000122452" calcext:value-type="float">
            <text:p>2.00000122452</text:p>
          </table:table-cell>
          <table:table-cell/>
        </table:table-row>
        <table:table-row table:style-name="ro1">
          <table:table-cell office:value-type="string" calcext:value-type="string">
            <text:p>BPIC2012</text:p>
          </table:table-cell>
          <table:table-cell office:value-type="float" office:value="54582.8555219509" calcext:value-type="float">
            <text:p>54582.8555219509</text:p>
          </table:table-cell>
          <table:table-cell office:value-type="float" office:value="0.00001832077" calcext:value-type="float">
            <text:p>1.83E-05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029313232" calcext:value-type="float">
            <text:p>2.93E-04</text:p>
          </table:table-cell>
          <table:table-cell office:value-type="float" office:value="16.0046914923" calcext:value-type="float">
            <text:p>16.0046914923</text:p>
          </table:table-cell>
          <table:table-cell/>
        </table:table-row>
        <table:table-row table:style-name="ro1">
          <table:table-cell office:value-type="string" calcext:value-type="string">
            <text:p>Traffic Fines</text:p>
          </table:table-cell>
          <table:table-cell office:value-type="float" office:value="756638.033444411" calcext:value-type="float">
            <text:p>756638.033444411</text:p>
          </table:table-cell>
          <table:table-cell office:value-type="float" office:value="0.00000132163" calcext:value-type="float">
            <text:p>1.32E-06</text:p>
          </table:table-cell>
          <table:table-cell office:value-type="float" office:value="135.001" calcext:value-type="float">
            <text:p>135.001</text:p>
          </table:table-cell>
          <table:table-cell office:value-type="float" office:value="0.00740735253" calcext:value-type="float">
            <text:p>0.00740735253</text:p>
          </table:table-cell>
          <table:table-cell office:value-type="float" office:value="0.00017842137" calcext:value-type="float">
            <text:p>1.78E-04</text:p>
          </table:table-cell>
          <table:table-cell office:value-type="float" office:value="135.02509151" calcext:value-type="float">
            <text:p>135.025091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1:45:00.322374497</meta:creation-date>
    <dc:date>2025-02-01T16:01:58.116895307</dc:date>
    <meta:editing-duration>PT29M26S</meta:editing-duration>
    <meta:editing-cycles>4</meta:editing-cycles>
    <meta:generator>LibreOffice/7.3.7.2$Linux_X86_64 LibreOffice_project/30$Build-2</meta:generator>
    <meta:document-statistic meta:table-count="1" meta:cell-count="56" meta:object-count="0"/>
  </office:meta>
</office:document-meta>
</file>